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size="11pt" style:font-size-asian="11pt" style:font-size-complex="11pt"/>
    </style:style>
    <style:style style:name="P2" style:parent-style-name="Normal" style:family="paragraph">
      <style:text-properties fo:font-size="11pt" style:font-size-asian="11pt" style:font-size-complex="11pt"/>
    </style:style>
    <style:style style:name="P3" style:parent-style-name="Normal" style:family="paragraph">
      <style:text-properties fo:font-size="11pt" style:font-size-asian="11pt" style:font-size-complex="11pt"/>
    </style:style>
    <style:style style:name="P4" style:parent-style-name="Normal" style:family="paragraph">
      <style:text-properties fo:font-size="11pt" style:font-size-asian="11pt" style:font-size-complex="11pt"/>
    </style:style>
    <style:style style:name="P5" style:parent-style-name="Normal" style:family="paragraph">
      <style:text-properties fo:font-size="11pt" style:font-size-asian="11pt" style:font-size-complex="11pt"/>
    </style:style>
    <style:style style:name="P6" style:parent-style-name="Normal" style:family="paragraph">
      <style:text-properties fo:font-size="11pt" style:font-size-asian="11pt" style:font-size-complex="11pt"/>
    </style:style>
    <style:style style:name="P7" style:parent-style-name="Normal" style:family="paragraph">
      <style:text-properties fo:font-size="11pt" style:font-size-asian="11pt" style:font-size-complex="11pt"/>
    </style:style>
    <style:style style:name="P8" style:parent-style-name="Normal" style:family="paragraph">
      <style:text-properties fo:font-size="11pt" style:font-size-asian="11pt" style:font-size-complex="11pt"/>
    </style:style>
    <style:style style:name="P9" style:parent-style-name="Normal" style:family="paragraph">
      <style:text-properties fo:font-size="11pt" style:font-size-asian="11pt" style:font-size-complex="11pt"/>
    </style:style>
    <style:style style:name="P10" style:parent-style-name="Normal" style:family="paragraph">
      <style:paragraph-properties fo:margin-left="1.9666in" fo:text-indent="-1.9666in">
        <style:tab-stops/>
      </style:paragraph-properties>
    </style:style>
    <style:style style:name="P11" style:parent-style-name="Normal" style:family="paragraph">
      <style:paragraph-properties fo:margin-left="1.9666in" fo:text-indent="-1.9666in">
        <style:tab-stops/>
      </style:paragraph-properties>
    </style:style>
    <style:style style:name="P12" style:parent-style-name="Normal" style:family="paragraph">
      <style:paragraph-properties fo:margin-left="1.9666in" fo:text-indent="-1.9666in">
        <style:tab-stops/>
      </style:paragraph-properties>
    </style:style>
    <style:style style:name="P13" style:parent-style-name="Normal" style:family="paragraph">
      <style:paragraph-properties fo:margin-left="1.9666in" fo:text-indent="-1.9666in">
        <style:tab-stops/>
      </style:paragraph-properties>
    </style:style>
    <style:style style:name="P14" style:parent-style-name="Normal" style:family="paragraph">
      <style:paragraph-properties fo:margin-left="1.9666in" fo:text-indent="-1.9666in">
        <style:tab-stops/>
      </style:paragraph-properties>
    </style:style>
    <style:style style:name="P15" style:parent-style-name="Normal" style:family="paragraph">
      <style:paragraph-properties fo:margin-left="1.9666in" fo:text-indent="-1.9666in">
        <style:tab-stops/>
      </style:paragraph-properties>
    </style:style>
    <style:style style:name="P16" style:parent-style-name="Normal" style:family="paragraph">
      <style:paragraph-properties fo:margin-left="1.9666in" fo:text-indent="-1.9666in">
        <style:tab-stops/>
      </style:paragraph-properties>
    </style:style>
    <style:style style:name="P17" style:parent-style-name="Normal" style:family="paragraph">
      <style:paragraph-properties fo:margin-left="1.9666in" fo:text-indent="-1.9666in">
        <style:tab-stops/>
      </style:paragraph-properties>
    </style:style>
    <style:style style:name="P18" style:parent-style-name="Normal" style:family="paragraph">
      <style:paragraph-properties fo:margin-left="1.9666in" fo:text-indent="-1.9666in">
        <style:tab-stops/>
      </style:paragraph-properties>
    </style:style>
    <style:style style:name="P19" style:parent-style-name="Normal" style:family="paragraph">
      <style:paragraph-properties fo:margin-left="1.9666in" fo:text-indent="-1.9666in">
        <style:tab-stops/>
      </style:paragraph-properties>
    </style:style>
    <style:style style:name="P20" style:parent-style-name="Normal" style:family="paragraph">
      <style:paragraph-properties fo:margin-left="1.9666in" fo:text-indent="-1.9666in">
        <style:tab-stops/>
      </style:paragraph-properties>
    </style:style>
    <style:style style:name="P21" style:parent-style-name="Normal" style:family="paragraph">
      <style:paragraph-properties fo:margin-left="1.9666in" fo:text-indent="-1.9666in">
        <style:tab-stops/>
      </style:paragraph-properties>
    </style:style>
    <style:style style:name="P22" style:parent-style-name="Normal" style:family="paragraph">
      <style:paragraph-properties fo:margin-left="1.9666in" fo:text-indent="-1.9666in">
        <style:tab-stops/>
      </style:paragraph-properties>
    </style:style>
    <style:style style:name="P23" style:parent-style-name="Normal" style:family="paragraph">
      <style:paragraph-properties fo:margin-left="1.9666in" fo:text-indent="-1.9666in">
        <style:tab-stops/>
      </style:paragraph-properties>
    </style:style>
    <style:style style:name="P24" style:parent-style-name="Normal" style:family="paragraph">
      <style:paragraph-properties fo:margin-left="1.9666in" fo:text-indent="-1.9666in">
        <style:tab-stops/>
      </style:paragraph-properties>
    </style:style>
  </office:automatic-styles>
  <office:body>
    <office:text text:use-soft-page-breaks="true">
      <text:p text:style-name="P1">Para empezar, yo en mi programa he decidido que el que vaya a poner las 3 contraseñas pueda elegir entre tres tipos de contraseñas.</text:p>
      <text:p text:style-name="P2">He hecho que en la PASSWORD1 te pida 3 números, 1 letra mayúsculas, 2 letras minúsculas y 2 caracteres especiales.</text:p>
      <text:p text:style-name="P3">Que en la PASSWORD 2 te pida 1 número, 4 letras mayúsculas o minúsculas y 1 carácter especial.</text:p>
      <text:p text:style-name="P4">Y que en la PASWORD3 te pida 2 números, 3 letras minúsculas y 2 caracteres especiales.</text:p>
      <text:p text:style-name="P5"/>
      <text:p text:style-name="P6">Como yo también he establecido como criterio la longitud de la password, se han modificado un poco estos criterios:</text:p>
      <text:p text:style-name="P7">“3 números (distinguiendo rangos), 3 letras (distinguiendo mayúsculas o minúsculas), 2 símbolos”</text:p>
      <text:p text:style-name="P8"/>
      <text:p text:style-name="P9">Como el programa se repite 2 veces más pero con diferentes valores, en el 2º y 3º bloque hay solo 1 comentario diciendo que es exactamente lo mismo pero cambiando valores. Entonces hay comentarios al inicio, en el 1º bloque y en el fin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PASSWORD1:</text:p>
      <text:p text:style-name="Normal"/>
      <text:p text:style-name="Normal">12dG_@3<text:tab/><text:tab/><text:tab/>(No cumple con los caracteres requeridos)</text:p>
      <text:p text:style-name="Normal"/>
      <text:p text:style-name="Normal">12dG_@3i_<text:tab/><text:tab/><text:tab/>(No cumple con los caracteres requeridos)</text:p>
      <text:p text:style-name="Normal"/>
      <text:p text:style-name="P10">54dGO#_@<text:tab/>(Hay menos números de los que tocan) (Hay más caracteres especiales de los que tocan)</text:p>
      <text:p text:style-name="Normal"/>
      <text:p text:style-name="P11">378GOL_”<text:tab/>(Hay menos letras minúsculas de las que tocan) (Hay más letras mayúsculas de las que tocan)</text:p>
      <text:p text:style-name="Normal"/>
      <text:p text:style-name="P12">123hM___<text:tab/>(Hay menos letras mayúsculas de las que tocan) (Hay más caracteres especiales de los que tocan)</text:p>
      <text:p text:style-name="Normal"/>
      <text:p text:style-name="P13">3902kLP_<text:tab/>(Hay más números de los que tocan) (Hay menos caracteres especiales de los que tocan)</text:p>
      <text:p text:style-name="Normal"/>
      <text:p text:style-name="P14">1431__hh<text:tab/>(Hay más números de los que tocan) (Hay más letras minúsculas de las que tocan) (Hay menos letras mayúsculas de las que tocan)</text:p>
      <text:p text:style-name="Normal"/>
      <text:p text:style-name="Normal">537_N@Gh<text:tab/><text:tab/><text:tab/>(El password es correcto)</text:p>
      <text:p text:style-name="Normal"/>
      <text:p text:style-name="Normal"/>
      <text:p text:style-name="Normal"/>
      <text:p text:style-name="Normal"/>
      <text:p text:style-name="Normal"/>
      <text:p text:style-name="Normal"/>
      <text:p text:style-name="Normal"/>
      <text:p text:style-name="Normal">PASSWORD 2:</text:p>
      <text:p text:style-name="Normal"/>
      <text:p text:style-name="Normal">1Edd_<text:tab/><text:tab/><text:tab/><text:tab/>(No cumple con los caracteres requeridos)</text:p>
      <text:p text:style-name="Normal"/>
      <text:p text:style-name="Normal">1Edd_i8<text:tab/><text:tab/><text:tab/>(No cumple con los caracteres requeridos)</text:p>
      <text:p text:style-name="Normal"/>
      <text:p text:style-name="P15">foR73_<text:tab/>(Hay más números de los que tocan) (Hay menos letras de las que tocan)</text:p>
      <text:p text:style-name="Normal"/>
      <text:p text:style-name="P16">wtRSa_<text:tab/>(Hay menos números de los que tocan) (Hay más letras de las que tocan)</text:p>
      <text:p text:style-name="Normal"/>
      <text:p text:style-name="P17">tY@r3_<text:tab/>(Hay menos letras de las que tocan) (Hay más caracteres especiales de los que tocan)</text:p>
      <text:p text:style-name="Normal"/>
      <text:p text:style-name="P18">Desa13<text:tab/>(Hay más números de los que tocan) (Hay menos caracteres especiales de los que tocan)</text:p>
      <text:p text:style-name="Normal"/>
      <text:p text:style-name="P19">H2O2@_<text:tab/>(Hay más números de los que tocan) (Hay menos letras de las que tocan) (Hay más caracteres especiales de los que tocan)</text:p>
      <text:p text:style-name="Normal"/>
      <text:p text:style-name="Normal">eG2@we<text:tab/><text:tab/><text:tab/>(El password es correcto)</text:p>
      <text:p text:style-name="Normal"/>
      <text:p text:style-name="Normal"/>
      <text:p text:style-name="Normal"/>
      <text:p text:style-name="Normal"/>
      <text:p text:style-name="Normal"/>
      <text:p text:style-name="Normal"/>
      <text:p text:style-name="Normal"/>
      <text:p text:style-name="Normal">PASSWORD3:</text:p>
      <text:p text:style-name="Normal"/>
      <text:p text:style-name="Normal">2df3@g<text:tab/><text:tab/><text:tab/>(No cumple con los caracteres requeridos)</text:p>
      <text:p text:style-name="Normal"/>
      <text:p text:style-name="Normal">2df3@g_l<text:tab/><text:tab/><text:tab/>(No cumple con los caracteres requeridos)</text:p>
      <text:p text:style-name="Normal"/>
      <text:p text:style-name="P20">2mj33m_<text:tab/>(Hay más números de los que tocan) (Hay menos caracteres especiales de los que tocan)</text:p>
      <text:p text:style-name="Normal"/>
      <text:p text:style-name="P21">1MKmkk2<text:tab/>(Hay más letras mayúsculas de las que tocan) (Hay menos caracteres especiales de los que tocan)</text:p>
      <text:p text:style-name="Normal"/>
      <text:p text:style-name="P22">34_hj@#<text:tab/>(Hay menos letras minúsculas de las que tocan) (Hay más caracteres especiales de los que tocan)</text:p>
      <text:p text:style-name="Normal"/>
      <text:p text:style-name="P23">h0la@d_<text:tab/>(Hay menos números de los que tocan) (Hay más letras minúsculas de las que tocan)</text:p>
      <text:p text:style-name="Normal"/>
      <text:p text:style-name="P24">uY6r@#_<text:tab/>(Hay menos números de los que tocan) (Hay menos letras minúsculas de las que tocan) (Hay más letras mayúsculas de las que tocan) (Hay más caracteres especiales de los que tocan)</text:p>
      <text:p text:style-name="Normal"/>
      <text:p text:style-name="Normal">gh3_o@4<text:tab/><text:tab/><text:tab/>(El password es correc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ortunato Benito, Èric</meta:initial-creator>
    <dc:creator>Fortunato Benito, Èric</dc:creator>
    <meta:creation-date>2024-12-10T09:16:00Z</meta:creation-date>
    <dc:date>2024-12-13T22:23:00Z</dc:date>
    <meta:print-date>2024-12-13T11:06:00Z</meta:print-date>
    <meta:template xlink:href="Normal" xlink:type="simple"/>
    <meta:editing-cycles>14</meta:editing-cycles>
    <meta:editing-duration>PT7080S</meta:editing-duration>
    <meta:document-statistic meta:page-count="4" meta:paragraph-count="5" meta:word-count="457" meta:character-count="2966" meta:row-count="20" meta:non-whitespace-character-count="2514"/>
  </office:meta>
</office:document-meta>
</file>